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3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1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0" number:language="en" number:country="US">
      <number:number number:min-integer-digits="1"/>
    </number:number-style>
    <style:style style:name="ce1" style:family="table-cell" style:parent-style-name="Default" style:data-style-name="N10000"/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00"/>
  </office:automatic-styles>
  <office:body>
    <office:spreadsheet>
      <table:calculation-settings table:automatic-find-labels="false"/>
      <table:table table:name="sim_result_baseline_1ns_Combined" table:style-name="ta1">
        <table:table-column table:style-name="co2" table:default-cell-style-name="ce1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" calcext:value-type="float">
            <text:p>10</text:p>
          </table:table-cell>
          <table:table-cell table:style-name="ce2" table:formula="of:=IF([.E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:.K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" calcext:value-type="float">
            <text:p>50</text:p>
          </table:table-cell>
          <table:table-cell table:style-name="ce2" table:formula="of:=IF([.E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:.K2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:.K3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:.K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:.K5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:.K6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:.K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:.K8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:.K9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:.K10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:.K11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0952381" calcext:value-type="float">
            <text:p>0.000952381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:.K12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" calcext:value-type="float">
            <text:p>10</text:p>
          </table:table-cell>
          <table:table-cell table:style-name="ce2" table:formula="of:=IF([.E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:.K1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" calcext:value-type="float">
            <text:p>50</text:p>
          </table:table-cell>
          <table:table-cell table:style-name="ce2" table:formula="of:=IF([.E1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4:.K1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5:.K1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6:.K16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7:.K1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8:.K18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9:.K1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2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0:.K20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1:.K2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2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2:.K22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2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3:.K23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1764706" calcext:value-type="float">
            <text:p>0.0011764706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2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4:.K24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" calcext:value-type="float">
            <text:p>10</text:p>
          </table:table-cell>
          <table:table-cell table:style-name="ce2" table:formula="of:=IF([.E2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5:.K2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" calcext:value-type="float">
            <text:p>50</text:p>
          </table:table-cell>
          <table:table-cell table:style-name="ce2" table:formula="of:=IF([.E2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6:.K26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2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7:.K2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2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8:.K28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2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29:.K2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3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0:.K30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3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1:.K31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3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2:.K32];&quot;False&quot;)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3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3:.K33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3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4:.K34];&quot;False&quot;)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3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35:.K35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4285714" calcext:value-type="float">
            <text:p>0.0014285714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3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6:.K36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" calcext:value-type="float">
            <text:p>10</text:p>
          </table:table-cell>
          <table:table-cell table:style-name="ce2" table:formula="of:=IF([.E3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7:.K3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" calcext:value-type="float">
            <text:p>50</text:p>
          </table:table-cell>
          <table:table-cell table:style-name="ce2" table:formula="of:=IF([.E3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8:.K38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3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39:.K3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4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0:.K40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4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1:.K4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4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2:.K42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4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3:.K4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4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4:.K4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4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5:.K45];&quot;False&quot;)" office:value-type="float" office:value="2" calcext:value-type="float">
            <text:p>2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4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6:.K46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4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7:.K47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18181818" calcext:value-type="float">
            <text:p>0.0018181818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4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48:.K48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" calcext:value-type="float">
            <text:p>10</text:p>
          </table:table-cell>
          <table:table-cell table:style-name="ce2" table:formula="of:=IF([.E4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49:.K4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" calcext:value-type="float">
            <text:p>50</text:p>
          </table:table-cell>
          <table:table-cell table:style-name="ce2" table:formula="of:=IF([.E5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0:.K50];&quot;False&quot;)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5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1:.K5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5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2:.K52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5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53:.K53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5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4:.K5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5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5:.K55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5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6:.K56];&quot;False&quot;)" office:value-type="float" office:value="4" calcext:value-type="float">
            <text:p>4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5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7:.K5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5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8:.K58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5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59:.K59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2222222" calcext:value-type="float">
            <text:p>0.0022222222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6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60:.K6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" calcext:value-type="float">
            <text:p>10</text:p>
          </table:table-cell>
          <table:table-cell table:style-name="ce2" table:formula="of:=IF([.E6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1:.K6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" calcext:value-type="float">
            <text:p>50</text:p>
          </table:table-cell>
          <table:table-cell table:style-name="ce2" table:formula="of:=IF([.E6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2:.K62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6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3:.K6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6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4:.K6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6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5:.K65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6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6:.K66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6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7:.K67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6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8:.K68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6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69:.K69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7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0:.K70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7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1:.K71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28571429" calcext:value-type="float">
            <text:p>0.0028571429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7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2:.K72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" calcext:value-type="float">
            <text:p>10</text:p>
          </table:table-cell>
          <table:table-cell table:style-name="ce2" table:formula="of:=IF([.E7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3:.K7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" calcext:value-type="float">
            <text:p>50</text:p>
          </table:table-cell>
          <table:table-cell table:style-name="ce2" table:formula="of:=IF([.E7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4:.K74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7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5:.K7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7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6:.K76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7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7:.K77];&quot;False&quot;)" office:value-type="float" office:value="3" calcext:value-type="float">
            <text:p>3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7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78:.K78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7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79:.K79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8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0:.K8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8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1:.K81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8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2:.K82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8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3:.K83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8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4:.K84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" calcext:value-type="float">
            <text:p>10</text:p>
          </table:table-cell>
          <table:table-cell table:style-name="ce2" table:formula="of:=IF([.E8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5:.K85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" calcext:value-type="float">
            <text:p>50</text:p>
          </table:table-cell>
          <table:table-cell table:style-name="ce2" table:formula="of:=IF([.E8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6:.K86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8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7:.K87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8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88:.K88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8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89:.K89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9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0:.K90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9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1:.K91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9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2:.K92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9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3:.K93];&quot;False&quot;)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9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4:.K94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9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5:.K95];&quot;False&quot;)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9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96:.K9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" calcext:value-type="float">
            <text:p>10</text:p>
          </table:table-cell>
          <table:table-cell table:style-name="ce2" table:formula="of:=IF([.E97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7:.K97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" calcext:value-type="float">
            <text:p>50</text:p>
          </table:table-cell>
          <table:table-cell table:style-name="ce2" table:formula="of:=IF([.E98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8:.K98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9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99:.K99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0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0:.K100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0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1:.K10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0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2:.K102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0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3:.K103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0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4:.K104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0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5:.K105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0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6:.K106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0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7:.K10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066666667" calcext:value-type="float">
            <text:p>0.0066666667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0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08:.K10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" calcext:value-type="float">
            <text:p>10</text:p>
          </table:table-cell>
          <table:table-cell table:style-name="ce2" table:formula="of:=IF([.E109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09:.K109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  <table:table-cell table:style-name="ce2" table:formula="of:=IF([.E110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0:.K110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1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1:.K111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1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2:.K112];&quot;False&quot;)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True</text:p>
          </table:table-cell>
          <table:table-cell table:number-columns-repeated="2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1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13:.K113];&quot;False&quot;)" office:value-type="float" office:value="4" calcext:value-type="float">
            <text:p>4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1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4:.K11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1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5:.K115];&quot;False&quot;)" office:value-type="float" office:value="2" calcext:value-type="float">
            <text:p>2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1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6:.K116];&quot;False&quot;)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1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7:.K117];&quot;False&quot;)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1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8:.K118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1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19:.K11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2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0:.K12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table:style-name="ce2" table:formula="of:=IF([.E121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1:.K121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" calcext:value-type="float">
            <text:p>50</text:p>
          </table:table-cell>
          <table:table-cell table:style-name="ce2" table:formula="of:=IF([.E122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2:.K122];&quot;False&quot;)" office:value-type="float" office:value="4" calcext:value-type="float">
            <text:p>4</text:p>
          </table:table-cell>
          <table:table-cell table:style-name="ce3" office:value-type="string" calcext:value-type="string">
            <text:p>True</text:p>
          </table:table-cell>
          <table:table-cell table:number-columns-repeated="3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2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23:.K123];&quot;False&quot;)" office:value-type="float" office:value="3" calcext:value-type="float">
            <text:p>3</text:p>
          </table:table-cell>
          <table:table-cell table:number-columns-repeated="3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2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4:.K12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25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5:.K125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26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6:.K126];&quot;False&quot;)" office:value-type="float" office:value="1" calcext:value-type="float">
            <text:p>1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number-columns-repeated="2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2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7:.K12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2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8:.K128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2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29:.K12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3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0:.K13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3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1:.K13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3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2:.K13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" calcext:value-type="float">
            <text:p>10</text:p>
          </table:table-cell>
          <table:table-cell table:style-name="ce2" table:formula="of:=IF([.E133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3:.K133];&quot;False&quot;)" office:value-type="float" office:value="5" calcext:value-type="float">
            <text:p>5</text:p>
          </table:table-cell>
          <table:table-cell table:number-columns-repeated="4"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" calcext:value-type="float">
            <text:p>50</text:p>
          </table:table-cell>
          <table:table-cell table:style-name="ce2" table:formula="of:=IF([.E134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4:.K134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" calcext:value-type="float">
            <text:p>100</text:p>
          </table:table-cell>
          <table:table-cell table:style-name="ce2" table:formula="of:=IF([.E135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5:.K135];&quot;False&quot;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200" calcext:value-type="float">
            <text:p>200</text:p>
          </table:table-cell>
          <table:table-cell table:style-name="ce2" table:formula="of:=IF([.E136]&gt;2;&quot;False&quot;;&quot;True&quot;)" office:value-type="string" office:string-value="False" calcext:value-type="string">
            <text:p>False</text:p>
          </table:table-cell>
          <table:table-cell/>
          <table:table-cell table:formula="of:=COUNTIFS([.F136:.K136];&quot;False&quot;)" office:value-type="float" office:value="4" calcext:value-type="float">
            <text:p>4</text:p>
          </table:table-cell>
          <table:table-cell table:number-columns-repeated="2"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300" calcext:value-type="float">
            <text:p>300</text:p>
          </table:table-cell>
          <table:table-cell table:style-name="ce2" table:formula="of:=IF([.E137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7:.K137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400" calcext:value-type="float">
            <text:p>400</text:p>
          </table:table-cell>
          <table:table-cell table:style-name="ce2" table:formula="of:=IF([.E138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8:.K138];&quot;False&quot;)" office:value-type="float" office:value="1" calcext:value-type="float">
            <text:p>1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500" calcext:value-type="float">
            <text:p>500</text:p>
          </table:table-cell>
          <table:table-cell table:style-name="ce2" table:formula="of:=IF([.E139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39:.K139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600" calcext:value-type="float">
            <text:p>600</text:p>
          </table:table-cell>
          <table:table-cell table:style-name="ce2" table:formula="of:=IF([.E140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0:.K140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700" calcext:value-type="float">
            <text:p>700</text:p>
          </table:table-cell>
          <table:table-cell table:style-name="ce2" table:formula="of:=IF([.E141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1:.K141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800" calcext:value-type="float">
            <text:p>800</text:p>
          </table:table-cell>
          <table:table-cell table:style-name="ce2" table:formula="of:=IF([.E142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2:.K142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900" calcext:value-type="float">
            <text:p>900</text:p>
          </table:table-cell>
          <table:table-cell table:style-name="ce2" table:formula="of:=IF([.E143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3:.K143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0.0333333333" calcext:value-type="float">
            <text:p>0.0333333333</text:p>
          </table:table-cell>
          <table:table-cell office:value-type="float" office:value="1000" calcext:value-type="float">
            <text:p>1000</text:p>
          </table:table-cell>
          <table:table-cell table:style-name="ce2" table:formula="of:=IF([.E144]&gt;2;&quot;False&quot;;&quot;True&quot;)" office:value-type="string" office:string-value="True" calcext:value-type="string">
            <text:p>True</text:p>
          </table:table-cell>
          <table:table-cell/>
          <table:table-cell table:formula="of:=COUNTIFS([.F144:.K144];&quot;False&quot;)" office:value-type="float" office:value="0" calcext:value-type="float">
            <text:p>0</text:p>
          </table:table-cell>
          <table:table-cell table:number-columns-repeated="4" table:style-name="ce3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 table:number-rows-repeated="1048431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csv" table:style-name="ta1">
        <table:table-column table:style-name="co3" table:number-columns-repeated="3" table:default-cell-style-name="Default"/>
        <table:table-row table:style-name="ro1">
          <table:table-cell table:formula="of:=[sim_result_baseline_1ns_Combined.A1]" office:value-type="float" office:value="0.000952381" calcext:value-type="float">
            <text:p>0,000952381</text:p>
          </table:table-cell>
          <table:table-cell table:formula="of:=[sim_result_baseline_1ns_Combined.B1]" office:value-type="float" office:value="10" calcext:value-type="float">
            <text:p>10</text:p>
          </table:table-cell>
          <table:table-cell table:formula="of:=[sim_result_baseline_1ns_Combined.C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]" office:value-type="float" office:value="0.000952381" calcext:value-type="float">
            <text:p>0,000952381</text:p>
          </table:table-cell>
          <table:table-cell table:formula="of:=[sim_result_baseline_1ns_Combined.B2]" office:value-type="float" office:value="50" calcext:value-type="float">
            <text:p>50</text:p>
          </table:table-cell>
          <table:table-cell table:formula="of:=[sim_result_baseline_1ns_Combined.C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]" office:value-type="float" office:value="0.000952381" calcext:value-type="float">
            <text:p>0,000952381</text:p>
          </table:table-cell>
          <table:table-cell table:formula="of:=[sim_result_baseline_1ns_Combined.B3]" office:value-type="float" office:value="100" calcext:value-type="float">
            <text:p>100</text:p>
          </table:table-cell>
          <table:table-cell table:formula="of:=[sim_result_baseline_1ns_Combined.C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]" office:value-type="float" office:value="0.000952381" calcext:value-type="float">
            <text:p>0,000952381</text:p>
          </table:table-cell>
          <table:table-cell table:formula="of:=[sim_result_baseline_1ns_Combined.B4]" office:value-type="float" office:value="200" calcext:value-type="float">
            <text:p>200</text:p>
          </table:table-cell>
          <table:table-cell table:formula="of:=[sim_result_baseline_1ns_Combined.C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]" office:value-type="float" office:value="0.000952381" calcext:value-type="float">
            <text:p>0,000952381</text:p>
          </table:table-cell>
          <table:table-cell table:formula="of:=[sim_result_baseline_1ns_Combined.B5]" office:value-type="float" office:value="300" calcext:value-type="float">
            <text:p>300</text:p>
          </table:table-cell>
          <table:table-cell table:formula="of:=[sim_result_baseline_1ns_Combined.C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]" office:value-type="float" office:value="0.000952381" calcext:value-type="float">
            <text:p>0,000952381</text:p>
          </table:table-cell>
          <table:table-cell table:formula="of:=[sim_result_baseline_1ns_Combined.B6]" office:value-type="float" office:value="400" calcext:value-type="float">
            <text:p>400</text:p>
          </table:table-cell>
          <table:table-cell table:formula="of:=[sim_result_baseline_1ns_Combined.C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]" office:value-type="float" office:value="0.000952381" calcext:value-type="float">
            <text:p>0,000952381</text:p>
          </table:table-cell>
          <table:table-cell table:formula="of:=[sim_result_baseline_1ns_Combined.B7]" office:value-type="float" office:value="500" calcext:value-type="float">
            <text:p>500</text:p>
          </table:table-cell>
          <table:table-cell table:formula="of:=[sim_result_baseline_1ns_Combined.C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]" office:value-type="float" office:value="0.000952381" calcext:value-type="float">
            <text:p>0,000952381</text:p>
          </table:table-cell>
          <table:table-cell table:formula="of:=[sim_result_baseline_1ns_Combined.B8]" office:value-type="float" office:value="600" calcext:value-type="float">
            <text:p>600</text:p>
          </table:table-cell>
          <table:table-cell table:formula="of:=[sim_result_baseline_1ns_Combined.C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]" office:value-type="float" office:value="0.000952381" calcext:value-type="float">
            <text:p>0,000952381</text:p>
          </table:table-cell>
          <table:table-cell table:formula="of:=[sim_result_baseline_1ns_Combined.B9]" office:value-type="float" office:value="700" calcext:value-type="float">
            <text:p>700</text:p>
          </table:table-cell>
          <table:table-cell table:formula="of:=[sim_result_baseline_1ns_Combined.C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0]" office:value-type="float" office:value="0.000952381" calcext:value-type="float">
            <text:p>0,000952381</text:p>
          </table:table-cell>
          <table:table-cell table:formula="of:=[sim_result_baseline_1ns_Combined.B10]" office:value-type="float" office:value="800" calcext:value-type="float">
            <text:p>800</text:p>
          </table:table-cell>
          <table:table-cell table:formula="of:=[sim_result_baseline_1ns_Combined.C1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]" office:value-type="float" office:value="0.000952381" calcext:value-type="float">
            <text:p>0,000952381</text:p>
          </table:table-cell>
          <table:table-cell table:formula="of:=[sim_result_baseline_1ns_Combined.B11]" office:value-type="float" office:value="900" calcext:value-type="float">
            <text:p>900</text:p>
          </table:table-cell>
          <table:table-cell table:formula="of:=[sim_result_baseline_1ns_Combined.C1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2]" office:value-type="float" office:value="0.000952381" calcext:value-type="float">
            <text:p>0,000952381</text:p>
          </table:table-cell>
          <table:table-cell table:formula="of:=[sim_result_baseline_1ns_Combined.B12]" office:value-type="float" office:value="1000" calcext:value-type="float">
            <text:p>1000</text:p>
          </table:table-cell>
          <table:table-cell table:formula="of:=[sim_result_baseline_1ns_Combined.C1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]" office:value-type="float" office:value="0.0011764706" calcext:value-type="float">
            <text:p>0,0011764706</text:p>
          </table:table-cell>
          <table:table-cell table:formula="of:=[sim_result_baseline_1ns_Combined.B13]" office:value-type="float" office:value="10" calcext:value-type="float">
            <text:p>10</text:p>
          </table:table-cell>
          <table:table-cell table:formula="of:=[sim_result_baseline_1ns_Combined.C1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4]" office:value-type="float" office:value="0.0011764706" calcext:value-type="float">
            <text:p>0,0011764706</text:p>
          </table:table-cell>
          <table:table-cell table:formula="of:=[sim_result_baseline_1ns_Combined.B14]" office:value-type="float" office:value="50" calcext:value-type="float">
            <text:p>50</text:p>
          </table:table-cell>
          <table:table-cell table:formula="of:=[sim_result_baseline_1ns_Combined.C1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5]" office:value-type="float" office:value="0.0011764706" calcext:value-type="float">
            <text:p>0,0011764706</text:p>
          </table:table-cell>
          <table:table-cell table:formula="of:=[sim_result_baseline_1ns_Combined.B15]" office:value-type="float" office:value="100" calcext:value-type="float">
            <text:p>100</text:p>
          </table:table-cell>
          <table:table-cell table:formula="of:=[sim_result_baseline_1ns_Combined.C1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6]" office:value-type="float" office:value="0.0011764706" calcext:value-type="float">
            <text:p>0,0011764706</text:p>
          </table:table-cell>
          <table:table-cell table:formula="of:=[sim_result_baseline_1ns_Combined.B16]" office:value-type="float" office:value="200" calcext:value-type="float">
            <text:p>200</text:p>
          </table:table-cell>
          <table:table-cell table:formula="of:=[sim_result_baseline_1ns_Combined.C1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7]" office:value-type="float" office:value="0.0011764706" calcext:value-type="float">
            <text:p>0,0011764706</text:p>
          </table:table-cell>
          <table:table-cell table:formula="of:=[sim_result_baseline_1ns_Combined.B17]" office:value-type="float" office:value="300" calcext:value-type="float">
            <text:p>300</text:p>
          </table:table-cell>
          <table:table-cell table:formula="of:=[sim_result_baseline_1ns_Combined.C1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8]" office:value-type="float" office:value="0.0011764706" calcext:value-type="float">
            <text:p>0,0011764706</text:p>
          </table:table-cell>
          <table:table-cell table:formula="of:=[sim_result_baseline_1ns_Combined.B18]" office:value-type="float" office:value="400" calcext:value-type="float">
            <text:p>400</text:p>
          </table:table-cell>
          <table:table-cell table:formula="of:=[sim_result_baseline_1ns_Combined.C1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9]" office:value-type="float" office:value="0.0011764706" calcext:value-type="float">
            <text:p>0,0011764706</text:p>
          </table:table-cell>
          <table:table-cell table:formula="of:=[sim_result_baseline_1ns_Combined.B19]" office:value-type="float" office:value="500" calcext:value-type="float">
            <text:p>500</text:p>
          </table:table-cell>
          <table:table-cell table:formula="of:=[sim_result_baseline_1ns_Combined.C1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0]" office:value-type="float" office:value="0.0011764706" calcext:value-type="float">
            <text:p>0,0011764706</text:p>
          </table:table-cell>
          <table:table-cell table:formula="of:=[sim_result_baseline_1ns_Combined.B20]" office:value-type="float" office:value="600" calcext:value-type="float">
            <text:p>600</text:p>
          </table:table-cell>
          <table:table-cell table:formula="of:=[sim_result_baseline_1ns_Combined.C2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1]" office:value-type="float" office:value="0.0011764706" calcext:value-type="float">
            <text:p>0,0011764706</text:p>
          </table:table-cell>
          <table:table-cell table:formula="of:=[sim_result_baseline_1ns_Combined.B21]" office:value-type="float" office:value="700" calcext:value-type="float">
            <text:p>700</text:p>
          </table:table-cell>
          <table:table-cell table:formula="of:=[sim_result_baseline_1ns_Combined.C2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2]" office:value-type="float" office:value="0.0011764706" calcext:value-type="float">
            <text:p>0,0011764706</text:p>
          </table:table-cell>
          <table:table-cell table:formula="of:=[sim_result_baseline_1ns_Combined.B22]" office:value-type="float" office:value="800" calcext:value-type="float">
            <text:p>800</text:p>
          </table:table-cell>
          <table:table-cell table:formula="of:=[sim_result_baseline_1ns_Combined.C2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3]" office:value-type="float" office:value="0.0011764706" calcext:value-type="float">
            <text:p>0,0011764706</text:p>
          </table:table-cell>
          <table:table-cell table:formula="of:=[sim_result_baseline_1ns_Combined.B23]" office:value-type="float" office:value="900" calcext:value-type="float">
            <text:p>900</text:p>
          </table:table-cell>
          <table:table-cell table:formula="of:=[sim_result_baseline_1ns_Combined.C2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4]" office:value-type="float" office:value="0.0011764706" calcext:value-type="float">
            <text:p>0,0011764706</text:p>
          </table:table-cell>
          <table:table-cell table:formula="of:=[sim_result_baseline_1ns_Combined.B24]" office:value-type="float" office:value="1000" calcext:value-type="float">
            <text:p>1000</text:p>
          </table:table-cell>
          <table:table-cell table:formula="of:=[sim_result_baseline_1ns_Combined.C2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5]" office:value-type="float" office:value="0.0014285714" calcext:value-type="float">
            <text:p>0,0014285714</text:p>
          </table:table-cell>
          <table:table-cell table:formula="of:=[sim_result_baseline_1ns_Combined.B25]" office:value-type="float" office:value="10" calcext:value-type="float">
            <text:p>10</text:p>
          </table:table-cell>
          <table:table-cell table:formula="of:=[sim_result_baseline_1ns_Combined.C2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6]" office:value-type="float" office:value="0.0014285714" calcext:value-type="float">
            <text:p>0,0014285714</text:p>
          </table:table-cell>
          <table:table-cell table:formula="of:=[sim_result_baseline_1ns_Combined.B26]" office:value-type="float" office:value="50" calcext:value-type="float">
            <text:p>50</text:p>
          </table:table-cell>
          <table:table-cell table:formula="of:=[sim_result_baseline_1ns_Combined.C2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7]" office:value-type="float" office:value="0.0014285714" calcext:value-type="float">
            <text:p>0,0014285714</text:p>
          </table:table-cell>
          <table:table-cell table:formula="of:=[sim_result_baseline_1ns_Combined.B27]" office:value-type="float" office:value="100" calcext:value-type="float">
            <text:p>100</text:p>
          </table:table-cell>
          <table:table-cell table:formula="of:=[sim_result_baseline_1ns_Combined.C2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8]" office:value-type="float" office:value="0.0014285714" calcext:value-type="float">
            <text:p>0,0014285714</text:p>
          </table:table-cell>
          <table:table-cell table:formula="of:=[sim_result_baseline_1ns_Combined.B28]" office:value-type="float" office:value="200" calcext:value-type="float">
            <text:p>200</text:p>
          </table:table-cell>
          <table:table-cell table:formula="of:=[sim_result_baseline_1ns_Combined.C2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29]" office:value-type="float" office:value="0.0014285714" calcext:value-type="float">
            <text:p>0,0014285714</text:p>
          </table:table-cell>
          <table:table-cell table:formula="of:=[sim_result_baseline_1ns_Combined.B29]" office:value-type="float" office:value="300" calcext:value-type="float">
            <text:p>300</text:p>
          </table:table-cell>
          <table:table-cell table:formula="of:=[sim_result_baseline_1ns_Combined.C2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0]" office:value-type="float" office:value="0.0014285714" calcext:value-type="float">
            <text:p>0,0014285714</text:p>
          </table:table-cell>
          <table:table-cell table:formula="of:=[sim_result_baseline_1ns_Combined.B30]" office:value-type="float" office:value="400" calcext:value-type="float">
            <text:p>400</text:p>
          </table:table-cell>
          <table:table-cell table:formula="of:=[sim_result_baseline_1ns_Combined.C3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1]" office:value-type="float" office:value="0.0014285714" calcext:value-type="float">
            <text:p>0,0014285714</text:p>
          </table:table-cell>
          <table:table-cell table:formula="of:=[sim_result_baseline_1ns_Combined.B31]" office:value-type="float" office:value="500" calcext:value-type="float">
            <text:p>500</text:p>
          </table:table-cell>
          <table:table-cell table:formula="of:=[sim_result_baseline_1ns_Combined.C3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2]" office:value-type="float" office:value="0.0014285714" calcext:value-type="float">
            <text:p>0,0014285714</text:p>
          </table:table-cell>
          <table:table-cell table:formula="of:=[sim_result_baseline_1ns_Combined.B32]" office:value-type="float" office:value="600" calcext:value-type="float">
            <text:p>600</text:p>
          </table:table-cell>
          <table:table-cell table:formula="of:=[sim_result_baseline_1ns_Combined.C3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3]" office:value-type="float" office:value="0.0014285714" calcext:value-type="float">
            <text:p>0,0014285714</text:p>
          </table:table-cell>
          <table:table-cell table:formula="of:=[sim_result_baseline_1ns_Combined.B33]" office:value-type="float" office:value="700" calcext:value-type="float">
            <text:p>700</text:p>
          </table:table-cell>
          <table:table-cell table:formula="of:=[sim_result_baseline_1ns_Combined.C3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4]" office:value-type="float" office:value="0.0014285714" calcext:value-type="float">
            <text:p>0,0014285714</text:p>
          </table:table-cell>
          <table:table-cell table:formula="of:=[sim_result_baseline_1ns_Combined.B34]" office:value-type="float" office:value="800" calcext:value-type="float">
            <text:p>800</text:p>
          </table:table-cell>
          <table:table-cell table:formula="of:=[sim_result_baseline_1ns_Combined.C3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5]" office:value-type="float" office:value="0.0014285714" calcext:value-type="float">
            <text:p>0,0014285714</text:p>
          </table:table-cell>
          <table:table-cell table:formula="of:=[sim_result_baseline_1ns_Combined.B35]" office:value-type="float" office:value="900" calcext:value-type="float">
            <text:p>900</text:p>
          </table:table-cell>
          <table:table-cell table:formula="of:=[sim_result_baseline_1ns_Combined.C3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36]" office:value-type="float" office:value="0.0014285714" calcext:value-type="float">
            <text:p>0,0014285714</text:p>
          </table:table-cell>
          <table:table-cell table:formula="of:=[sim_result_baseline_1ns_Combined.B36]" office:value-type="float" office:value="1000" calcext:value-type="float">
            <text:p>1000</text:p>
          </table:table-cell>
          <table:table-cell table:formula="of:=[sim_result_baseline_1ns_Combined.C3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7]" office:value-type="float" office:value="0.0018181818" calcext:value-type="float">
            <text:p>0,0018181818</text:p>
          </table:table-cell>
          <table:table-cell table:formula="of:=[sim_result_baseline_1ns_Combined.B37]" office:value-type="float" office:value="10" calcext:value-type="float">
            <text:p>10</text:p>
          </table:table-cell>
          <table:table-cell table:formula="of:=[sim_result_baseline_1ns_Combined.C3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8]" office:value-type="float" office:value="0.0018181818" calcext:value-type="float">
            <text:p>0,0018181818</text:p>
          </table:table-cell>
          <table:table-cell table:formula="of:=[sim_result_baseline_1ns_Combined.B38]" office:value-type="float" office:value="50" calcext:value-type="float">
            <text:p>50</text:p>
          </table:table-cell>
          <table:table-cell table:formula="of:=[sim_result_baseline_1ns_Combined.C3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39]" office:value-type="float" office:value="0.0018181818" calcext:value-type="float">
            <text:p>0,0018181818</text:p>
          </table:table-cell>
          <table:table-cell table:formula="of:=[sim_result_baseline_1ns_Combined.B39]" office:value-type="float" office:value="100" calcext:value-type="float">
            <text:p>100</text:p>
          </table:table-cell>
          <table:table-cell table:formula="of:=[sim_result_baseline_1ns_Combined.C3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0]" office:value-type="float" office:value="0.0018181818" calcext:value-type="float">
            <text:p>0,0018181818</text:p>
          </table:table-cell>
          <table:table-cell table:formula="of:=[sim_result_baseline_1ns_Combined.B40]" office:value-type="float" office:value="200" calcext:value-type="float">
            <text:p>200</text:p>
          </table:table-cell>
          <table:table-cell table:formula="of:=[sim_result_baseline_1ns_Combined.C4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1]" office:value-type="float" office:value="0.0018181818" calcext:value-type="float">
            <text:p>0,0018181818</text:p>
          </table:table-cell>
          <table:table-cell table:formula="of:=[sim_result_baseline_1ns_Combined.B41]" office:value-type="float" office:value="300" calcext:value-type="float">
            <text:p>300</text:p>
          </table:table-cell>
          <table:table-cell table:formula="of:=[sim_result_baseline_1ns_Combined.C4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2]" office:value-type="float" office:value="0.0018181818" calcext:value-type="float">
            <text:p>0,0018181818</text:p>
          </table:table-cell>
          <table:table-cell table:formula="of:=[sim_result_baseline_1ns_Combined.B42]" office:value-type="float" office:value="400" calcext:value-type="float">
            <text:p>400</text:p>
          </table:table-cell>
          <table:table-cell table:formula="of:=[sim_result_baseline_1ns_Combined.C4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3]" office:value-type="float" office:value="0.0018181818" calcext:value-type="float">
            <text:p>0,0018181818</text:p>
          </table:table-cell>
          <table:table-cell table:formula="of:=[sim_result_baseline_1ns_Combined.B43]" office:value-type="float" office:value="500" calcext:value-type="float">
            <text:p>500</text:p>
          </table:table-cell>
          <table:table-cell table:formula="of:=[sim_result_baseline_1ns_Combined.C4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4]" office:value-type="float" office:value="0.0018181818" calcext:value-type="float">
            <text:p>0,0018181818</text:p>
          </table:table-cell>
          <table:table-cell table:formula="of:=[sim_result_baseline_1ns_Combined.B44]" office:value-type="float" office:value="600" calcext:value-type="float">
            <text:p>600</text:p>
          </table:table-cell>
          <table:table-cell table:formula="of:=[sim_result_baseline_1ns_Combined.C4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45]" office:value-type="float" office:value="0.0018181818" calcext:value-type="float">
            <text:p>0,0018181818</text:p>
          </table:table-cell>
          <table:table-cell table:formula="of:=[sim_result_baseline_1ns_Combined.B45]" office:value-type="float" office:value="700" calcext:value-type="float">
            <text:p>700</text:p>
          </table:table-cell>
          <table:table-cell table:formula="of:=[sim_result_baseline_1ns_Combined.C4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6]" office:value-type="float" office:value="0.0018181818" calcext:value-type="float">
            <text:p>0,0018181818</text:p>
          </table:table-cell>
          <table:table-cell table:formula="of:=[sim_result_baseline_1ns_Combined.B46]" office:value-type="float" office:value="800" calcext:value-type="float">
            <text:p>800</text:p>
          </table:table-cell>
          <table:table-cell table:formula="of:=[sim_result_baseline_1ns_Combined.C4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7]" office:value-type="float" office:value="0.0018181818" calcext:value-type="float">
            <text:p>0,0018181818</text:p>
          </table:table-cell>
          <table:table-cell table:formula="of:=[sim_result_baseline_1ns_Combined.B47]" office:value-type="float" office:value="900" calcext:value-type="float">
            <text:p>900</text:p>
          </table:table-cell>
          <table:table-cell table:formula="of:=[sim_result_baseline_1ns_Combined.C4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8]" office:value-type="float" office:value="0.0018181818" calcext:value-type="float">
            <text:p>0,0018181818</text:p>
          </table:table-cell>
          <table:table-cell table:formula="of:=[sim_result_baseline_1ns_Combined.B48]" office:value-type="float" office:value="1000" calcext:value-type="float">
            <text:p>1000</text:p>
          </table:table-cell>
          <table:table-cell table:formula="of:=[sim_result_baseline_1ns_Combined.C4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49]" office:value-type="float" office:value="0.0022222222" calcext:value-type="float">
            <text:p>0,0022222222</text:p>
          </table:table-cell>
          <table:table-cell table:formula="of:=[sim_result_baseline_1ns_Combined.B49]" office:value-type="float" office:value="10" calcext:value-type="float">
            <text:p>10</text:p>
          </table:table-cell>
          <table:table-cell table:formula="of:=[sim_result_baseline_1ns_Combined.C4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0]" office:value-type="float" office:value="0.0022222222" calcext:value-type="float">
            <text:p>0,0022222222</text:p>
          </table:table-cell>
          <table:table-cell table:formula="of:=[sim_result_baseline_1ns_Combined.B50]" office:value-type="float" office:value="50" calcext:value-type="float">
            <text:p>50</text:p>
          </table:table-cell>
          <table:table-cell table:formula="of:=[sim_result_baseline_1ns_Combined.C5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1]" office:value-type="float" office:value="0.0022222222" calcext:value-type="float">
            <text:p>0,0022222222</text:p>
          </table:table-cell>
          <table:table-cell table:formula="of:=[sim_result_baseline_1ns_Combined.B51]" office:value-type="float" office:value="100" calcext:value-type="float">
            <text:p>100</text:p>
          </table:table-cell>
          <table:table-cell table:formula="of:=[sim_result_baseline_1ns_Combined.C5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2]" office:value-type="float" office:value="0.0022222222" calcext:value-type="float">
            <text:p>0,0022222222</text:p>
          </table:table-cell>
          <table:table-cell table:formula="of:=[sim_result_baseline_1ns_Combined.B52]" office:value-type="float" office:value="200" calcext:value-type="float">
            <text:p>200</text:p>
          </table:table-cell>
          <table:table-cell table:formula="of:=[sim_result_baseline_1ns_Combined.C5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3]" office:value-type="float" office:value="0.0022222222" calcext:value-type="float">
            <text:p>0,0022222222</text:p>
          </table:table-cell>
          <table:table-cell table:formula="of:=[sim_result_baseline_1ns_Combined.B53]" office:value-type="float" office:value="300" calcext:value-type="float">
            <text:p>300</text:p>
          </table:table-cell>
          <table:table-cell table:formula="of:=[sim_result_baseline_1ns_Combined.C5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54]" office:value-type="float" office:value="0.0022222222" calcext:value-type="float">
            <text:p>0,0022222222</text:p>
          </table:table-cell>
          <table:table-cell table:formula="of:=[sim_result_baseline_1ns_Combined.B54]" office:value-type="float" office:value="400" calcext:value-type="float">
            <text:p>400</text:p>
          </table:table-cell>
          <table:table-cell table:formula="of:=[sim_result_baseline_1ns_Combined.C5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5]" office:value-type="float" office:value="0.0022222222" calcext:value-type="float">
            <text:p>0,0022222222</text:p>
          </table:table-cell>
          <table:table-cell table:formula="of:=[sim_result_baseline_1ns_Combined.B55]" office:value-type="float" office:value="500" calcext:value-type="float">
            <text:p>500</text:p>
          </table:table-cell>
          <table:table-cell table:formula="of:=[sim_result_baseline_1ns_Combined.C5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6]" office:value-type="float" office:value="0.0022222222" calcext:value-type="float">
            <text:p>0,0022222222</text:p>
          </table:table-cell>
          <table:table-cell table:formula="of:=[sim_result_baseline_1ns_Combined.B56]" office:value-type="float" office:value="600" calcext:value-type="float">
            <text:p>600</text:p>
          </table:table-cell>
          <table:table-cell table:formula="of:=[sim_result_baseline_1ns_Combined.C5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7]" office:value-type="float" office:value="0.0022222222" calcext:value-type="float">
            <text:p>0,0022222222</text:p>
          </table:table-cell>
          <table:table-cell table:formula="of:=[sim_result_baseline_1ns_Combined.B57]" office:value-type="float" office:value="700" calcext:value-type="float">
            <text:p>700</text:p>
          </table:table-cell>
          <table:table-cell table:formula="of:=[sim_result_baseline_1ns_Combined.C5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8]" office:value-type="float" office:value="0.0022222222" calcext:value-type="float">
            <text:p>0,0022222222</text:p>
          </table:table-cell>
          <table:table-cell table:formula="of:=[sim_result_baseline_1ns_Combined.B58]" office:value-type="float" office:value="800" calcext:value-type="float">
            <text:p>800</text:p>
          </table:table-cell>
          <table:table-cell table:formula="of:=[sim_result_baseline_1ns_Combined.C5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59]" office:value-type="float" office:value="0.0022222222" calcext:value-type="float">
            <text:p>0,0022222222</text:p>
          </table:table-cell>
          <table:table-cell table:formula="of:=[sim_result_baseline_1ns_Combined.B59]" office:value-type="float" office:value="900" calcext:value-type="float">
            <text:p>900</text:p>
          </table:table-cell>
          <table:table-cell table:formula="of:=[sim_result_baseline_1ns_Combined.C5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0]" office:value-type="float" office:value="0.0022222222" calcext:value-type="float">
            <text:p>0,0022222222</text:p>
          </table:table-cell>
          <table:table-cell table:formula="of:=[sim_result_baseline_1ns_Combined.B60]" office:value-type="float" office:value="1000" calcext:value-type="float">
            <text:p>1000</text:p>
          </table:table-cell>
          <table:table-cell table:formula="of:=[sim_result_baseline_1ns_Combined.C6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61]" office:value-type="float" office:value="0.0028571429" calcext:value-type="float">
            <text:p>0,0028571429</text:p>
          </table:table-cell>
          <table:table-cell table:formula="of:=[sim_result_baseline_1ns_Combined.B61]" office:value-type="float" office:value="10" calcext:value-type="float">
            <text:p>10</text:p>
          </table:table-cell>
          <table:table-cell table:formula="of:=[sim_result_baseline_1ns_Combined.C6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2]" office:value-type="float" office:value="0.0028571429" calcext:value-type="float">
            <text:p>0,0028571429</text:p>
          </table:table-cell>
          <table:table-cell table:formula="of:=[sim_result_baseline_1ns_Combined.B62]" office:value-type="float" office:value="50" calcext:value-type="float">
            <text:p>50</text:p>
          </table:table-cell>
          <table:table-cell table:formula="of:=[sim_result_baseline_1ns_Combined.C6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3]" office:value-type="float" office:value="0.0028571429" calcext:value-type="float">
            <text:p>0,0028571429</text:p>
          </table:table-cell>
          <table:table-cell table:formula="of:=[sim_result_baseline_1ns_Combined.B63]" office:value-type="float" office:value="100" calcext:value-type="float">
            <text:p>100</text:p>
          </table:table-cell>
          <table:table-cell table:formula="of:=[sim_result_baseline_1ns_Combined.C6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4]" office:value-type="float" office:value="0.0028571429" calcext:value-type="float">
            <text:p>0,0028571429</text:p>
          </table:table-cell>
          <table:table-cell table:formula="of:=[sim_result_baseline_1ns_Combined.B64]" office:value-type="float" office:value="200" calcext:value-type="float">
            <text:p>200</text:p>
          </table:table-cell>
          <table:table-cell table:formula="of:=[sim_result_baseline_1ns_Combined.C6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5]" office:value-type="float" office:value="0.0028571429" calcext:value-type="float">
            <text:p>0,0028571429</text:p>
          </table:table-cell>
          <table:table-cell table:formula="of:=[sim_result_baseline_1ns_Combined.B65]" office:value-type="float" office:value="300" calcext:value-type="float">
            <text:p>300</text:p>
          </table:table-cell>
          <table:table-cell table:formula="of:=[sim_result_baseline_1ns_Combined.C6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6]" office:value-type="float" office:value="0.0028571429" calcext:value-type="float">
            <text:p>0,0028571429</text:p>
          </table:table-cell>
          <table:table-cell table:formula="of:=[sim_result_baseline_1ns_Combined.B66]" office:value-type="float" office:value="400" calcext:value-type="float">
            <text:p>400</text:p>
          </table:table-cell>
          <table:table-cell table:formula="of:=[sim_result_baseline_1ns_Combined.C6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7]" office:value-type="float" office:value="0.0028571429" calcext:value-type="float">
            <text:p>0,0028571429</text:p>
          </table:table-cell>
          <table:table-cell table:formula="of:=[sim_result_baseline_1ns_Combined.B67]" office:value-type="float" office:value="500" calcext:value-type="float">
            <text:p>500</text:p>
          </table:table-cell>
          <table:table-cell table:formula="of:=[sim_result_baseline_1ns_Combined.C6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8]" office:value-type="float" office:value="0.0028571429" calcext:value-type="float">
            <text:p>0,0028571429</text:p>
          </table:table-cell>
          <table:table-cell table:formula="of:=[sim_result_baseline_1ns_Combined.B68]" office:value-type="float" office:value="600" calcext:value-type="float">
            <text:p>600</text:p>
          </table:table-cell>
          <table:table-cell table:formula="of:=[sim_result_baseline_1ns_Combined.C6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69]" office:value-type="float" office:value="0.0028571429" calcext:value-type="float">
            <text:p>0,0028571429</text:p>
          </table:table-cell>
          <table:table-cell table:formula="of:=[sim_result_baseline_1ns_Combined.B69]" office:value-type="float" office:value="700" calcext:value-type="float">
            <text:p>700</text:p>
          </table:table-cell>
          <table:table-cell table:formula="of:=[sim_result_baseline_1ns_Combined.C6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0]" office:value-type="float" office:value="0.0028571429" calcext:value-type="float">
            <text:p>0,0028571429</text:p>
          </table:table-cell>
          <table:table-cell table:formula="of:=[sim_result_baseline_1ns_Combined.B70]" office:value-type="float" office:value="800" calcext:value-type="float">
            <text:p>800</text:p>
          </table:table-cell>
          <table:table-cell table:formula="of:=[sim_result_baseline_1ns_Combined.C7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1]" office:value-type="float" office:value="0.0028571429" calcext:value-type="float">
            <text:p>0,0028571429</text:p>
          </table:table-cell>
          <table:table-cell table:formula="of:=[sim_result_baseline_1ns_Combined.B71]" office:value-type="float" office:value="900" calcext:value-type="float">
            <text:p>900</text:p>
          </table:table-cell>
          <table:table-cell table:formula="of:=[sim_result_baseline_1ns_Combined.C7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2]" office:value-type="float" office:value="0.0028571429" calcext:value-type="float">
            <text:p>0,0028571429</text:p>
          </table:table-cell>
          <table:table-cell table:formula="of:=[sim_result_baseline_1ns_Combined.B72]" office:value-type="float" office:value="1000" calcext:value-type="float">
            <text:p>1000</text:p>
          </table:table-cell>
          <table:table-cell table:formula="of:=[sim_result_baseline_1ns_Combined.C7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3]" office:value-type="float" office:value="0.004" calcext:value-type="float">
            <text:p>0,004</text:p>
          </table:table-cell>
          <table:table-cell table:formula="of:=[sim_result_baseline_1ns_Combined.B73]" office:value-type="float" office:value="10" calcext:value-type="float">
            <text:p>10</text:p>
          </table:table-cell>
          <table:table-cell table:formula="of:=[sim_result_baseline_1ns_Combined.C7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4]" office:value-type="float" office:value="0.004" calcext:value-type="float">
            <text:p>0,004</text:p>
          </table:table-cell>
          <table:table-cell table:formula="of:=[sim_result_baseline_1ns_Combined.B74]" office:value-type="float" office:value="50" calcext:value-type="float">
            <text:p>50</text:p>
          </table:table-cell>
          <table:table-cell table:formula="of:=[sim_result_baseline_1ns_Combined.C7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5]" office:value-type="float" office:value="0.004" calcext:value-type="float">
            <text:p>0,004</text:p>
          </table:table-cell>
          <table:table-cell table:formula="of:=[sim_result_baseline_1ns_Combined.B75]" office:value-type="float" office:value="100" calcext:value-type="float">
            <text:p>100</text:p>
          </table:table-cell>
          <table:table-cell table:formula="of:=[sim_result_baseline_1ns_Combined.C7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6]" office:value-type="float" office:value="0.004" calcext:value-type="float">
            <text:p>0,004</text:p>
          </table:table-cell>
          <table:table-cell table:formula="of:=[sim_result_baseline_1ns_Combined.B76]" office:value-type="float" office:value="200" calcext:value-type="float">
            <text:p>200</text:p>
          </table:table-cell>
          <table:table-cell table:formula="of:=[sim_result_baseline_1ns_Combined.C7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7]" office:value-type="float" office:value="0.004" calcext:value-type="float">
            <text:p>0,004</text:p>
          </table:table-cell>
          <table:table-cell table:formula="of:=[sim_result_baseline_1ns_Combined.B77]" office:value-type="float" office:value="300" calcext:value-type="float">
            <text:p>300</text:p>
          </table:table-cell>
          <table:table-cell table:formula="of:=[sim_result_baseline_1ns_Combined.C7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78]" office:value-type="float" office:value="0.004" calcext:value-type="float">
            <text:p>0,004</text:p>
          </table:table-cell>
          <table:table-cell table:formula="of:=[sim_result_baseline_1ns_Combined.B78]" office:value-type="float" office:value="400" calcext:value-type="float">
            <text:p>400</text:p>
          </table:table-cell>
          <table:table-cell table:formula="of:=[sim_result_baseline_1ns_Combined.C7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79]" office:value-type="float" office:value="0.004" calcext:value-type="float">
            <text:p>0,004</text:p>
          </table:table-cell>
          <table:table-cell table:formula="of:=[sim_result_baseline_1ns_Combined.B79]" office:value-type="float" office:value="500" calcext:value-type="float">
            <text:p>500</text:p>
          </table:table-cell>
          <table:table-cell table:formula="of:=[sim_result_baseline_1ns_Combined.C7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0]" office:value-type="float" office:value="0.004" calcext:value-type="float">
            <text:p>0,004</text:p>
          </table:table-cell>
          <table:table-cell table:formula="of:=[sim_result_baseline_1ns_Combined.B80]" office:value-type="float" office:value="600" calcext:value-type="float">
            <text:p>600</text:p>
          </table:table-cell>
          <table:table-cell table:formula="of:=[sim_result_baseline_1ns_Combined.C8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1]" office:value-type="float" office:value="0.004" calcext:value-type="float">
            <text:p>0,004</text:p>
          </table:table-cell>
          <table:table-cell table:formula="of:=[sim_result_baseline_1ns_Combined.B81]" office:value-type="float" office:value="700" calcext:value-type="float">
            <text:p>700</text:p>
          </table:table-cell>
          <table:table-cell table:formula="of:=[sim_result_baseline_1ns_Combined.C8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2]" office:value-type="float" office:value="0.004" calcext:value-type="float">
            <text:p>0,004</text:p>
          </table:table-cell>
          <table:table-cell table:formula="of:=[sim_result_baseline_1ns_Combined.B82]" office:value-type="float" office:value="800" calcext:value-type="float">
            <text:p>800</text:p>
          </table:table-cell>
          <table:table-cell table:formula="of:=[sim_result_baseline_1ns_Combined.C8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3]" office:value-type="float" office:value="0.004" calcext:value-type="float">
            <text:p>0,004</text:p>
          </table:table-cell>
          <table:table-cell table:formula="of:=[sim_result_baseline_1ns_Combined.B83]" office:value-type="float" office:value="900" calcext:value-type="float">
            <text:p>900</text:p>
          </table:table-cell>
          <table:table-cell table:formula="of:=[sim_result_baseline_1ns_Combined.C8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4]" office:value-type="float" office:value="0.004" calcext:value-type="float">
            <text:p>0,004</text:p>
          </table:table-cell>
          <table:table-cell table:formula="of:=[sim_result_baseline_1ns_Combined.B84]" office:value-type="float" office:value="1000" calcext:value-type="float">
            <text:p>1000</text:p>
          </table:table-cell>
          <table:table-cell table:formula="of:=[sim_result_baseline_1ns_Combined.C8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85]" office:value-type="float" office:value="0.005" calcext:value-type="float">
            <text:p>0,005</text:p>
          </table:table-cell>
          <table:table-cell table:formula="of:=[sim_result_baseline_1ns_Combined.B85]" office:value-type="float" office:value="10" calcext:value-type="float">
            <text:p>10</text:p>
          </table:table-cell>
          <table:table-cell table:formula="of:=[sim_result_baseline_1ns_Combined.C8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6]" office:value-type="float" office:value="0.005" calcext:value-type="float">
            <text:p>0,005</text:p>
          </table:table-cell>
          <table:table-cell table:formula="of:=[sim_result_baseline_1ns_Combined.B86]" office:value-type="float" office:value="50" calcext:value-type="float">
            <text:p>50</text:p>
          </table:table-cell>
          <table:table-cell table:formula="of:=[sim_result_baseline_1ns_Combined.C8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7]" office:value-type="float" office:value="0.005" calcext:value-type="float">
            <text:p>0,005</text:p>
          </table:table-cell>
          <table:table-cell table:formula="of:=[sim_result_baseline_1ns_Combined.B87]" office:value-type="float" office:value="100" calcext:value-type="float">
            <text:p>100</text:p>
          </table:table-cell>
          <table:table-cell table:formula="of:=[sim_result_baseline_1ns_Combined.C8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8]" office:value-type="float" office:value="0.005" calcext:value-type="float">
            <text:p>0,005</text:p>
          </table:table-cell>
          <table:table-cell table:formula="of:=[sim_result_baseline_1ns_Combined.B88]" office:value-type="float" office:value="200" calcext:value-type="float">
            <text:p>200</text:p>
          </table:table-cell>
          <table:table-cell table:formula="of:=[sim_result_baseline_1ns_Combined.C8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89]" office:value-type="float" office:value="0.005" calcext:value-type="float">
            <text:p>0,005</text:p>
          </table:table-cell>
          <table:table-cell table:formula="of:=[sim_result_baseline_1ns_Combined.B89]" office:value-type="float" office:value="300" calcext:value-type="float">
            <text:p>300</text:p>
          </table:table-cell>
          <table:table-cell table:formula="of:=[sim_result_baseline_1ns_Combined.C8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0]" office:value-type="float" office:value="0.005" calcext:value-type="float">
            <text:p>0,005</text:p>
          </table:table-cell>
          <table:table-cell table:formula="of:=[sim_result_baseline_1ns_Combined.B90]" office:value-type="float" office:value="400" calcext:value-type="float">
            <text:p>400</text:p>
          </table:table-cell>
          <table:table-cell table:formula="of:=[sim_result_baseline_1ns_Combined.C9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1]" office:value-type="float" office:value="0.005" calcext:value-type="float">
            <text:p>0,005</text:p>
          </table:table-cell>
          <table:table-cell table:formula="of:=[sim_result_baseline_1ns_Combined.B91]" office:value-type="float" office:value="500" calcext:value-type="float">
            <text:p>500</text:p>
          </table:table-cell>
          <table:table-cell table:formula="of:=[sim_result_baseline_1ns_Combined.C9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2]" office:value-type="float" office:value="0.005" calcext:value-type="float">
            <text:p>0,005</text:p>
          </table:table-cell>
          <table:table-cell table:formula="of:=[sim_result_baseline_1ns_Combined.B92]" office:value-type="float" office:value="600" calcext:value-type="float">
            <text:p>600</text:p>
          </table:table-cell>
          <table:table-cell table:formula="of:=[sim_result_baseline_1ns_Combined.C9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3]" office:value-type="float" office:value="0.005" calcext:value-type="float">
            <text:p>0,005</text:p>
          </table:table-cell>
          <table:table-cell table:formula="of:=[sim_result_baseline_1ns_Combined.B93]" office:value-type="float" office:value="700" calcext:value-type="float">
            <text:p>700</text:p>
          </table:table-cell>
          <table:table-cell table:formula="of:=[sim_result_baseline_1ns_Combined.C9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4]" office:value-type="float" office:value="0.005" calcext:value-type="float">
            <text:p>0,005</text:p>
          </table:table-cell>
          <table:table-cell table:formula="of:=[sim_result_baseline_1ns_Combined.B94]" office:value-type="float" office:value="800" calcext:value-type="float">
            <text:p>800</text:p>
          </table:table-cell>
          <table:table-cell table:formula="of:=[sim_result_baseline_1ns_Combined.C9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5]" office:value-type="float" office:value="0.005" calcext:value-type="float">
            <text:p>0,005</text:p>
          </table:table-cell>
          <table:table-cell table:formula="of:=[sim_result_baseline_1ns_Combined.B95]" office:value-type="float" office:value="900" calcext:value-type="float">
            <text:p>900</text:p>
          </table:table-cell>
          <table:table-cell table:formula="of:=[sim_result_baseline_1ns_Combined.C9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6]" office:value-type="float" office:value="0.005" calcext:value-type="float">
            <text:p>0,005</text:p>
          </table:table-cell>
          <table:table-cell table:formula="of:=[sim_result_baseline_1ns_Combined.B96]" office:value-type="float" office:value="1000" calcext:value-type="float">
            <text:p>1000</text:p>
          </table:table-cell>
          <table:table-cell table:formula="of:=[sim_result_baseline_1ns_Combined.C9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97]" office:value-type="float" office:value="0.0066666667" calcext:value-type="float">
            <text:p>0,0066666667</text:p>
          </table:table-cell>
          <table:table-cell table:formula="of:=[sim_result_baseline_1ns_Combined.B97]" office:value-type="float" office:value="10" calcext:value-type="float">
            <text:p>10</text:p>
          </table:table-cell>
          <table:table-cell table:formula="of:=[sim_result_baseline_1ns_Combined.C97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8]" office:value-type="float" office:value="0.0066666667" calcext:value-type="float">
            <text:p>0,0066666667</text:p>
          </table:table-cell>
          <table:table-cell table:formula="of:=[sim_result_baseline_1ns_Combined.B98]" office:value-type="float" office:value="50" calcext:value-type="float">
            <text:p>50</text:p>
          </table:table-cell>
          <table:table-cell table:formula="of:=[sim_result_baseline_1ns_Combined.C98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99]" office:value-type="float" office:value="0.0066666667" calcext:value-type="float">
            <text:p>0,0066666667</text:p>
          </table:table-cell>
          <table:table-cell table:formula="of:=[sim_result_baseline_1ns_Combined.B99]" office:value-type="float" office:value="100" calcext:value-type="float">
            <text:p>100</text:p>
          </table:table-cell>
          <table:table-cell table:formula="of:=[sim_result_baseline_1ns_Combined.C9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00]" office:value-type="float" office:value="0.0066666667" calcext:value-type="float">
            <text:p>0,0066666667</text:p>
          </table:table-cell>
          <table:table-cell table:formula="of:=[sim_result_baseline_1ns_Combined.B100]" office:value-type="float" office:value="200" calcext:value-type="float">
            <text:p>200</text:p>
          </table:table-cell>
          <table:table-cell table:formula="of:=[sim_result_baseline_1ns_Combined.C10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01]" office:value-type="float" office:value="0.0066666667" calcext:value-type="float">
            <text:p>0,0066666667</text:p>
          </table:table-cell>
          <table:table-cell table:formula="of:=[sim_result_baseline_1ns_Combined.B101]" office:value-type="float" office:value="300" calcext:value-type="float">
            <text:p>300</text:p>
          </table:table-cell>
          <table:table-cell table:formula="of:=[sim_result_baseline_1ns_Combined.C10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2]" office:value-type="float" office:value="0.0066666667" calcext:value-type="float">
            <text:p>0,0066666667</text:p>
          </table:table-cell>
          <table:table-cell table:formula="of:=[sim_result_baseline_1ns_Combined.B102]" office:value-type="float" office:value="400" calcext:value-type="float">
            <text:p>400</text:p>
          </table:table-cell>
          <table:table-cell table:formula="of:=[sim_result_baseline_1ns_Combined.C10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3]" office:value-type="float" office:value="0.0066666667" calcext:value-type="float">
            <text:p>0,0066666667</text:p>
          </table:table-cell>
          <table:table-cell table:formula="of:=[sim_result_baseline_1ns_Combined.B103]" office:value-type="float" office:value="500" calcext:value-type="float">
            <text:p>500</text:p>
          </table:table-cell>
          <table:table-cell table:formula="of:=[sim_result_baseline_1ns_Combined.C10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4]" office:value-type="float" office:value="0.0066666667" calcext:value-type="float">
            <text:p>0,0066666667</text:p>
          </table:table-cell>
          <table:table-cell table:formula="of:=[sim_result_baseline_1ns_Combined.B104]" office:value-type="float" office:value="600" calcext:value-type="float">
            <text:p>600</text:p>
          </table:table-cell>
          <table:table-cell table:formula="of:=[sim_result_baseline_1ns_Combined.C10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5]" office:value-type="float" office:value="0.0066666667" calcext:value-type="float">
            <text:p>0,0066666667</text:p>
          </table:table-cell>
          <table:table-cell table:formula="of:=[sim_result_baseline_1ns_Combined.B105]" office:value-type="float" office:value="700" calcext:value-type="float">
            <text:p>700</text:p>
          </table:table-cell>
          <table:table-cell table:formula="of:=[sim_result_baseline_1ns_Combined.C10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6]" office:value-type="float" office:value="0.0066666667" calcext:value-type="float">
            <text:p>0,0066666667</text:p>
          </table:table-cell>
          <table:table-cell table:formula="of:=[sim_result_baseline_1ns_Combined.B106]" office:value-type="float" office:value="800" calcext:value-type="float">
            <text:p>800</text:p>
          </table:table-cell>
          <table:table-cell table:formula="of:=[sim_result_baseline_1ns_Combined.C10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7]" office:value-type="float" office:value="0.0066666667" calcext:value-type="float">
            <text:p>0,0066666667</text:p>
          </table:table-cell>
          <table:table-cell table:formula="of:=[sim_result_baseline_1ns_Combined.B107]" office:value-type="float" office:value="900" calcext:value-type="float">
            <text:p>900</text:p>
          </table:table-cell>
          <table:table-cell table:formula="of:=[sim_result_baseline_1ns_Combined.C10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8]" office:value-type="float" office:value="0.0066666667" calcext:value-type="float">
            <text:p>0,0066666667</text:p>
          </table:table-cell>
          <table:table-cell table:formula="of:=[sim_result_baseline_1ns_Combined.B108]" office:value-type="float" office:value="1000" calcext:value-type="float">
            <text:p>1000</text:p>
          </table:table-cell>
          <table:table-cell table:formula="of:=[sim_result_baseline_1ns_Combined.C10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09]" office:value-type="float" office:value="0.01" calcext:value-type="float">
            <text:p>0,01</text:p>
          </table:table-cell>
          <table:table-cell table:formula="of:=[sim_result_baseline_1ns_Combined.B109]" office:value-type="float" office:value="10" calcext:value-type="float">
            <text:p>10</text:p>
          </table:table-cell>
          <table:table-cell table:formula="of:=[sim_result_baseline_1ns_Combined.C109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0]" office:value-type="float" office:value="0.01" calcext:value-type="float">
            <text:p>0,01</text:p>
          </table:table-cell>
          <table:table-cell table:formula="of:=[sim_result_baseline_1ns_Combined.B110]" office:value-type="float" office:value="50" calcext:value-type="float">
            <text:p>50</text:p>
          </table:table-cell>
          <table:table-cell table:formula="of:=[sim_result_baseline_1ns_Combined.C110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1]" office:value-type="float" office:value="0.01" calcext:value-type="float">
            <text:p>0,01</text:p>
          </table:table-cell>
          <table:table-cell table:formula="of:=[sim_result_baseline_1ns_Combined.B111]" office:value-type="float" office:value="100" calcext:value-type="float">
            <text:p>100</text:p>
          </table:table-cell>
          <table:table-cell table:formula="of:=[sim_result_baseline_1ns_Combined.C11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2]" office:value-type="float" office:value="0.01" calcext:value-type="float">
            <text:p>0,01</text:p>
          </table:table-cell>
          <table:table-cell table:formula="of:=[sim_result_baseline_1ns_Combined.B112]" office:value-type="float" office:value="200" calcext:value-type="float">
            <text:p>200</text:p>
          </table:table-cell>
          <table:table-cell table:formula="of:=[sim_result_baseline_1ns_Combined.C11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3]" office:value-type="float" office:value="0.01" calcext:value-type="float">
            <text:p>0,01</text:p>
          </table:table-cell>
          <table:table-cell table:formula="of:=[sim_result_baseline_1ns_Combined.B113]" office:value-type="float" office:value="300" calcext:value-type="float">
            <text:p>300</text:p>
          </table:table-cell>
          <table:table-cell table:formula="of:=[sim_result_baseline_1ns_Combined.C11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14]" office:value-type="float" office:value="0.01" calcext:value-type="float">
            <text:p>0,01</text:p>
          </table:table-cell>
          <table:table-cell table:formula="of:=[sim_result_baseline_1ns_Combined.B114]" office:value-type="float" office:value="400" calcext:value-type="float">
            <text:p>400</text:p>
          </table:table-cell>
          <table:table-cell table:formula="of:=[sim_result_baseline_1ns_Combined.C11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5]" office:value-type="float" office:value="0.01" calcext:value-type="float">
            <text:p>0,01</text:p>
          </table:table-cell>
          <table:table-cell table:formula="of:=[sim_result_baseline_1ns_Combined.B115]" office:value-type="float" office:value="500" calcext:value-type="float">
            <text:p>500</text:p>
          </table:table-cell>
          <table:table-cell table:formula="of:=[sim_result_baseline_1ns_Combined.C11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6]" office:value-type="float" office:value="0.01" calcext:value-type="float">
            <text:p>0,01</text:p>
          </table:table-cell>
          <table:table-cell table:formula="of:=[sim_result_baseline_1ns_Combined.B116]" office:value-type="float" office:value="600" calcext:value-type="float">
            <text:p>600</text:p>
          </table:table-cell>
          <table:table-cell table:formula="of:=[sim_result_baseline_1ns_Combined.C11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7]" office:value-type="float" office:value="0.01" calcext:value-type="float">
            <text:p>0,01</text:p>
          </table:table-cell>
          <table:table-cell table:formula="of:=[sim_result_baseline_1ns_Combined.B117]" office:value-type="float" office:value="700" calcext:value-type="float">
            <text:p>700</text:p>
          </table:table-cell>
          <table:table-cell table:formula="of:=[sim_result_baseline_1ns_Combined.C11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8]" office:value-type="float" office:value="0.01" calcext:value-type="float">
            <text:p>0,01</text:p>
          </table:table-cell>
          <table:table-cell table:formula="of:=[sim_result_baseline_1ns_Combined.B118]" office:value-type="float" office:value="800" calcext:value-type="float">
            <text:p>800</text:p>
          </table:table-cell>
          <table:table-cell table:formula="of:=[sim_result_baseline_1ns_Combined.C11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19]" office:value-type="float" office:value="0.01" calcext:value-type="float">
            <text:p>0,01</text:p>
          </table:table-cell>
          <table:table-cell table:formula="of:=[sim_result_baseline_1ns_Combined.B119]" office:value-type="float" office:value="900" calcext:value-type="float">
            <text:p>900</text:p>
          </table:table-cell>
          <table:table-cell table:formula="of:=[sim_result_baseline_1ns_Combined.C11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0]" office:value-type="float" office:value="0.01" calcext:value-type="float">
            <text:p>0,01</text:p>
          </table:table-cell>
          <table:table-cell table:formula="of:=[sim_result_baseline_1ns_Combined.B120]" office:value-type="float" office:value="1000" calcext:value-type="float">
            <text:p>1000</text:p>
          </table:table-cell>
          <table:table-cell table:formula="of:=[sim_result_baseline_1ns_Combined.C12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1]" office:value-type="float" office:value="0.02" calcext:value-type="float">
            <text:p>0,02</text:p>
          </table:table-cell>
          <table:table-cell table:formula="of:=[sim_result_baseline_1ns_Combined.B121]" office:value-type="float" office:value="10" calcext:value-type="float">
            <text:p>10</text:p>
          </table:table-cell>
          <table:table-cell table:formula="of:=[sim_result_baseline_1ns_Combined.C121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22]" office:value-type="float" office:value="0.02" calcext:value-type="float">
            <text:p>0,02</text:p>
          </table:table-cell>
          <table:table-cell table:formula="of:=[sim_result_baseline_1ns_Combined.B122]" office:value-type="float" office:value="50" calcext:value-type="float">
            <text:p>50</text:p>
          </table:table-cell>
          <table:table-cell table:formula="of:=[sim_result_baseline_1ns_Combined.C122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23]" office:value-type="float" office:value="0.02" calcext:value-type="float">
            <text:p>0,02</text:p>
          </table:table-cell>
          <table:table-cell table:formula="of:=[sim_result_baseline_1ns_Combined.B123]" office:value-type="float" office:value="100" calcext:value-type="float">
            <text:p>100</text:p>
          </table:table-cell>
          <table:table-cell table:formula="of:=[sim_result_baseline_1ns_Combined.C12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24]" office:value-type="float" office:value="0.02" calcext:value-type="float">
            <text:p>0,02</text:p>
          </table:table-cell>
          <table:table-cell table:formula="of:=[sim_result_baseline_1ns_Combined.B124]" office:value-type="float" office:value="200" calcext:value-type="float">
            <text:p>200</text:p>
          </table:table-cell>
          <table:table-cell table:formula="of:=[sim_result_baseline_1ns_Combined.C124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5]" office:value-type="float" office:value="0.02" calcext:value-type="float">
            <text:p>0,02</text:p>
          </table:table-cell>
          <table:table-cell table:formula="of:=[sim_result_baseline_1ns_Combined.B125]" office:value-type="float" office:value="300" calcext:value-type="float">
            <text:p>300</text:p>
          </table:table-cell>
          <table:table-cell table:formula="of:=[sim_result_baseline_1ns_Combined.C125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6]" office:value-type="float" office:value="0.02" calcext:value-type="float">
            <text:p>0,02</text:p>
          </table:table-cell>
          <table:table-cell table:formula="of:=[sim_result_baseline_1ns_Combined.B126]" office:value-type="float" office:value="400" calcext:value-type="float">
            <text:p>400</text:p>
          </table:table-cell>
          <table:table-cell table:formula="of:=[sim_result_baseline_1ns_Combined.C126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7]" office:value-type="float" office:value="0.02" calcext:value-type="float">
            <text:p>0,02</text:p>
          </table:table-cell>
          <table:table-cell table:formula="of:=[sim_result_baseline_1ns_Combined.B127]" office:value-type="float" office:value="500" calcext:value-type="float">
            <text:p>500</text:p>
          </table:table-cell>
          <table:table-cell table:formula="of:=[sim_result_baseline_1ns_Combined.C12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8]" office:value-type="float" office:value="0.02" calcext:value-type="float">
            <text:p>0,02</text:p>
          </table:table-cell>
          <table:table-cell table:formula="of:=[sim_result_baseline_1ns_Combined.B128]" office:value-type="float" office:value="600" calcext:value-type="float">
            <text:p>600</text:p>
          </table:table-cell>
          <table:table-cell table:formula="of:=[sim_result_baseline_1ns_Combined.C12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29]" office:value-type="float" office:value="0.02" calcext:value-type="float">
            <text:p>0,02</text:p>
          </table:table-cell>
          <table:table-cell table:formula="of:=[sim_result_baseline_1ns_Combined.B129]" office:value-type="float" office:value="700" calcext:value-type="float">
            <text:p>700</text:p>
          </table:table-cell>
          <table:table-cell table:formula="of:=[sim_result_baseline_1ns_Combined.C12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0]" office:value-type="float" office:value="0.02" calcext:value-type="float">
            <text:p>0,02</text:p>
          </table:table-cell>
          <table:table-cell table:formula="of:=[sim_result_baseline_1ns_Combined.B130]" office:value-type="float" office:value="800" calcext:value-type="float">
            <text:p>800</text:p>
          </table:table-cell>
          <table:table-cell table:formula="of:=[sim_result_baseline_1ns_Combined.C13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1]" office:value-type="float" office:value="0.02" calcext:value-type="float">
            <text:p>0,02</text:p>
          </table:table-cell>
          <table:table-cell table:formula="of:=[sim_result_baseline_1ns_Combined.B131]" office:value-type="float" office:value="900" calcext:value-type="float">
            <text:p>900</text:p>
          </table:table-cell>
          <table:table-cell table:formula="of:=[sim_result_baseline_1ns_Combined.C13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2]" office:value-type="float" office:value="0.02" calcext:value-type="float">
            <text:p>0,02</text:p>
          </table:table-cell>
          <table:table-cell table:formula="of:=[sim_result_baseline_1ns_Combined.B132]" office:value-type="float" office:value="1000" calcext:value-type="float">
            <text:p>1000</text:p>
          </table:table-cell>
          <table:table-cell table:formula="of:=[sim_result_baseline_1ns_Combined.C13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3]" office:value-type="float" office:value="0.0333333333" calcext:value-type="float">
            <text:p>0,0333333333</text:p>
          </table:table-cell>
          <table:table-cell table:formula="of:=[sim_result_baseline_1ns_Combined.B133]" office:value-type="float" office:value="10" calcext:value-type="float">
            <text:p>10</text:p>
          </table:table-cell>
          <table:table-cell table:formula="of:=[sim_result_baseline_1ns_Combined.C133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4]" office:value-type="float" office:value="0.0333333333" calcext:value-type="float">
            <text:p>0,0333333333</text:p>
          </table:table-cell>
          <table:table-cell table:formula="of:=[sim_result_baseline_1ns_Combined.B134]" office:value-type="float" office:value="50" calcext:value-type="float">
            <text:p>50</text:p>
          </table:table-cell>
          <table:table-cell table:formula="of:=[sim_result_baseline_1ns_Combined.C134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5]" office:value-type="float" office:value="0.0333333333" calcext:value-type="float">
            <text:p>0,0333333333</text:p>
          </table:table-cell>
          <table:table-cell table:formula="of:=[sim_result_baseline_1ns_Combined.B135]" office:value-type="float" office:value="100" calcext:value-type="float">
            <text:p>100</text:p>
          </table:table-cell>
          <table:table-cell table:formula="of:=[sim_result_baseline_1ns_Combined.C135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6]" office:value-type="float" office:value="0.0333333333" calcext:value-type="float">
            <text:p>0,0333333333</text:p>
          </table:table-cell>
          <table:table-cell table:formula="of:=[sim_result_baseline_1ns_Combined.B136]" office:value-type="float" office:value="200" calcext:value-type="float">
            <text:p>200</text:p>
          </table:table-cell>
          <table:table-cell table:formula="of:=[sim_result_baseline_1ns_Combined.C136]" office:value-type="string" office:string-value="False" calcext:value-type="string">
            <text:p>False</text:p>
          </table:table-cell>
        </table:table-row>
        <table:table-row table:style-name="ro1">
          <table:table-cell table:formula="of:=[sim_result_baseline_1ns_Combined.A137]" office:value-type="float" office:value="0.0333333333" calcext:value-type="float">
            <text:p>0,0333333333</text:p>
          </table:table-cell>
          <table:table-cell table:formula="of:=[sim_result_baseline_1ns_Combined.B137]" office:value-type="float" office:value="300" calcext:value-type="float">
            <text:p>300</text:p>
          </table:table-cell>
          <table:table-cell table:formula="of:=[sim_result_baseline_1ns_Combined.C137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8]" office:value-type="float" office:value="0.0333333333" calcext:value-type="float">
            <text:p>0,0333333333</text:p>
          </table:table-cell>
          <table:table-cell table:formula="of:=[sim_result_baseline_1ns_Combined.B138]" office:value-type="float" office:value="400" calcext:value-type="float">
            <text:p>400</text:p>
          </table:table-cell>
          <table:table-cell table:formula="of:=[sim_result_baseline_1ns_Combined.C138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39]" office:value-type="float" office:value="0.0333333333" calcext:value-type="float">
            <text:p>0,0333333333</text:p>
          </table:table-cell>
          <table:table-cell table:formula="of:=[sim_result_baseline_1ns_Combined.B139]" office:value-type="float" office:value="500" calcext:value-type="float">
            <text:p>500</text:p>
          </table:table-cell>
          <table:table-cell table:formula="of:=[sim_result_baseline_1ns_Combined.C139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0]" office:value-type="float" office:value="0.0333333333" calcext:value-type="float">
            <text:p>0,0333333333</text:p>
          </table:table-cell>
          <table:table-cell table:formula="of:=[sim_result_baseline_1ns_Combined.B140]" office:value-type="float" office:value="600" calcext:value-type="float">
            <text:p>600</text:p>
          </table:table-cell>
          <table:table-cell table:formula="of:=[sim_result_baseline_1ns_Combined.C140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1]" office:value-type="float" office:value="0.0333333333" calcext:value-type="float">
            <text:p>0,0333333333</text:p>
          </table:table-cell>
          <table:table-cell table:formula="of:=[sim_result_baseline_1ns_Combined.B141]" office:value-type="float" office:value="700" calcext:value-type="float">
            <text:p>700</text:p>
          </table:table-cell>
          <table:table-cell table:formula="of:=[sim_result_baseline_1ns_Combined.C141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2]" office:value-type="float" office:value="0.0333333333" calcext:value-type="float">
            <text:p>0,0333333333</text:p>
          </table:table-cell>
          <table:table-cell table:formula="of:=[sim_result_baseline_1ns_Combined.B142]" office:value-type="float" office:value="800" calcext:value-type="float">
            <text:p>800</text:p>
          </table:table-cell>
          <table:table-cell table:formula="of:=[sim_result_baseline_1ns_Combined.C142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3]" office:value-type="float" office:value="0.0333333333" calcext:value-type="float">
            <text:p>0,0333333333</text:p>
          </table:table-cell>
          <table:table-cell table:formula="of:=[sim_result_baseline_1ns_Combined.B143]" office:value-type="float" office:value="900" calcext:value-type="float">
            <text:p>900</text:p>
          </table:table-cell>
          <table:table-cell table:formula="of:=[sim_result_baseline_1ns_Combined.C143]" office:value-type="string" office:string-value="True" calcext:value-type="string">
            <text:p>True</text:p>
          </table:table-cell>
        </table:table-row>
        <table:table-row table:style-name="ro1">
          <table:table-cell table:formula="of:=[sim_result_baseline_1ns_Combined.A144]" office:value-type="float" office:value="0.0333333333" calcext:value-type="float">
            <text:p>0,0333333333</text:p>
          </table:table-cell>
          <table:table-cell table:formula="of:=[sim_result_baseline_1ns_Combined.B144]" office:value-type="float" office:value="1000" calcext:value-type="float">
            <text:p>1000</text:p>
          </table:table-cell>
          <table:table-cell table:formula="of:=[sim_result_baseline_1ns_Combined.C144]" office:value-type="string" office:string-value="True" calcext:value-type="string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et" number:country="E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t" number:country="EE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8">00.00.0000</text:date>, <text:time style:data-style-name="N2" text:time-value="15:13:32.504035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8T15:19:15.807233940</dc:date>
    <meta:editing-duration>PT14M28S</meta:editing-duration>
    <meta:editing-cycles>6</meta:editing-cycles>
    <meta:generator>LibreOffice/5.1.6.2$Linux_X86_64 LibreOffice_project/10m0$Build-2</meta:generator>
    <meta:document-statistic meta:table-count="2" meta:cell-count="1728" meta:object-count="0"/>
  </office:meta>
</office:document-meta>
</file>